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int_to_floa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_int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x_min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x_max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it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an</text:p>
          </table:table-cell>
          <table:table-cell table:formula="of:=[.B3]-[.B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x_int</text:p>
          </table:table-cell>
          <table:table-cell table:formula="of:=POWER(2; [.B4]) - 1" office:value-type="float" office:value="255" calcext:value-type="float">
            <text:p>25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sult</text:p>
          </table:table-cell>
          <table:table-cell table:formula="of:=[.B1]*[.B6]/[.B7]+[.B2]" office:value-type="float" office:value="10" calcext:value-type="float">
            <text:p>10</text:p>
          </table:table-cell>
        </table:table-row>
      </table:table>
      <table:table table:name="float_to_uin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min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x_max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it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an</text:p>
          </table:table-cell>
          <table:table-cell table:formula="of:=[.B3]-[.B2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offset</text:p>
          </table:table-cell>
          <table:table-cell table:formula="of:=[.B1]-[.B2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ax_int</text:p>
          </table:table-cell>
          <table:table-cell table:formula="of:=POWER(2;[.B4])-1" office:value-type="float" office:value="4095" calcext:value-type="float">
            <text:p>409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sult</text:p>
          </table:table-cell>
          <table:table-cell table:formula="of:=[.B7]*[.B8]/[.B6]" office:value-type="float" office:value="2047.5" calcext:value-type="float">
            <text:p>204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0:35:52.155104331</meta:creation-date>
    <dc:date>2024-11-26T11:31:17.273533286</dc:date>
    <meta:editing-duration>PT12M11S</meta:editing-duration>
    <meta:editing-cycles>1</meta:editing-cycles>
    <meta:document-statistic meta:table-count="2" meta:cell-count="30" meta:object-count="0"/>
    <meta:generator>LibreOffice/24.2.6.2$Linux_X86_64 LibreOffice_project/420$Build-2</meta:generator>
  </office:meta>
</office:document-meta>
</file>